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90e0b" officeooo:paragraph-rsid="0037b7fe"/>
    </style:style>
    <style:style style:name="P2" style:family="paragraph" style:parent-style-name="Text_20_body">
      <style:text-properties officeooo:rsid="00230fda" officeooo:paragraph-rsid="0037b7fe"/>
    </style:style>
    <style:style style:name="P3" style:family="paragraph" style:parent-style-name="Text_20_body">
      <style:text-properties officeooo:rsid="0025fbca" officeooo:paragraph-rsid="0037b7fe"/>
    </style:style>
    <style:style style:name="P4" style:family="paragraph" style:parent-style-name="Heading_20_3">
      <style:text-properties officeooo:paragraph-rsid="0037b7fe"/>
    </style:style>
    <style:style style:name="P5" style:family="paragraph" style:parent-style-name="Heading_20_2">
      <style:text-properties officeooo:paragraph-rsid="0037b7fe"/>
    </style:style>
    <style:style style:name="P6" style:family="paragraph" style:parent-style-name="Heading_20_3">
      <style:paragraph-properties fo:margin-top="0.101cm" fo:margin-bottom="0.101cm" loext:contextual-spacing="false"/>
      <style:text-properties officeooo:paragraph-rsid="0037b7fe"/>
    </style:style>
    <style:style style:name="P7" style:family="paragraph" style:parent-style-name="Heading_20_3">
      <style:paragraph-properties fo:margin-top="0.101cm" fo:margin-bottom="0.101cm" loext:contextual-spacing="false"/>
      <style:text-properties officeooo:rsid="00230fda" officeooo:paragraph-rsid="0037b7fe"/>
    </style:style>
    <style:style style:name="P8" style:family="paragraph" style:parent-style-name="Text_20_body">
      <style:text-properties officeooo:rsid="002a6ead" officeooo:paragraph-rsid="0039cd2b"/>
    </style:style>
    <style:style style:name="P9" style:family="paragraph" style:parent-style-name="Heading_20_2">
      <style:text-properties officeooo:paragraph-rsid="0039cd2b"/>
    </style:style>
    <style:style style:name="P10" style:family="paragraph" style:parent-style-name="Heading_20_1" style:master-page-name="Right_20_Page">
      <style:paragraph-properties style:page-number="auto"/>
      <style:text-properties officeooo:rsid="002a6ead" officeooo:paragraph-rsid="0039cd2b"/>
    </style:style>
    <style:style style:name="P11" style:family="paragraph" style:parent-style-name="Heading_20_3">
      <style:text-properties officeooo:paragraph-rsid="0039cd2b"/>
    </style:style>
    <style:style style:name="P12" style:family="paragraph" style:parent-style-name="Heading_20_3">
      <style:paragraph-properties fo:margin-top="0.199cm" fo:margin-bottom="0.199cm" loext:contextual-spacing="false"/>
      <style:text-properties officeooo:paragraph-rsid="0039cd2b"/>
    </style:style>
    <style:style style:name="P13" style:family="paragraph" style:parent-style-name="Heading_20_3">
      <style:paragraph-properties fo:margin-top="0.199cm" fo:margin-bottom="0.101cm" loext:contextual-spacing="false"/>
      <style:text-properties officeooo:paragraph-rsid="0039cd2b"/>
    </style:style>
    <style:style style:name="T1" style:family="text">
      <style:text-properties officeooo:rsid="00230fda"/>
    </style:style>
    <style:style style:name="T2" style:family="text">
      <style:text-properties officeooo:rsid="0025176e"/>
    </style:style>
    <style:style style:name="T3" style:family="text">
      <style:text-properties officeooo:rsid="00390e0b"/>
    </style:style>
    <style:style style:name="T4" style:family="text">
      <style:text-properties officeooo:rsid="002a6ead"/>
    </style:style>
    <style:style style:name="T5" style:family="text">
      <style:text-properties officeooo:rsid="003a50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adioactive</text:h>
      <text:p text:style-name="P9">(<text:span text:style-name="T4">Imagine Dragons</text:span>)</text:p>
      <text:p text:style-name="P11">[VERSE 1]</text:p>
      <text:p text:style-name="P8">Am <text:s text:c="9"/>C <text:s text:c="11"/>G</text:p>
      <text:p text:style-name="P8">I'm waking up to ash and dust</text:p>
      <text:p text:style-name="P8"><text:s text:c="10"/>D <text:s text:c="19"/>Am</text:p>
      <text:p text:style-name="P8">I wipe my brow and I sweat my rust</text:p>
      <text:p text:style-name="P8"><text:s text:c="13"/>C <text:s text:c="14"/>G <text:s text:c="3"/>D</text:p>
      <text:p text:style-name="P8">I'm breathing in the chemicals</text:p>
      <text:p text:style-name="P8">Am <text:s text:c="9"/>C <text:s text:c="11"/>G <text:s text:c="2"/></text:p>
      <text:p text:style-name="P8">I'm breaking in, shaping up, </text:p>
      <text:p text:style-name="P8"><text:s text:c="14"/>D</text:p>
      <text:p text:style-name="P8">then checking out on the prison bus</text:p>
      <text:p text:style-name="P8">Am <text:s text:c="7"/>C <text:s text:c="13"/>G <text:s/><text:span text:style-name="T5">D</text:span> </text:p>
      <text:p text:style-name="P8">This is it, the apocalypse, <text:span text:style-name="T5">Whoa</text:span></text:p>
      <text:p text:style-name="P11">[CHORUS]</text:p>
      <text:p text:style-name="P8">D <text:s text:c="13"/>Am <text:s text:c="7"/>C</text:p>
      <text:p text:style-name="P8">I'm waking up, I feel it in my bones</text:p>
      <text:p text:style-name="P8">G <text:s text:c="17"/>D</text:p>
      <text:p text:style-name="P8">Enough to make my systems blow</text:p>
      <text:p text:style-name="P8">Am <text:s text:c="20"/>C</text:p>
      <text:p text:style-name="P8">Welcome to the new age, to the new age</text:p>
      <text:p text:style-name="P8">G <text:s text:c="21"/>D</text:p>
      <text:p text:style-name="P8">Welcome to the new age, to the new age</text:p>
      <text:p text:style-name="P8">Am <text:s text:c="3"/>C <text:s text:c="8"/>G <text:s text:c="11"/>D</text:p>
      <text:p text:style-name="P8">Whoa, whoa, I'm radioactive, radioactive</text:p>
      <text:p text:style-name="P8">Am <text:s text:c="3"/>C <text:s text:c="8"/>G <text:s text:c="11"/>D</text:p>
      <text:p text:style-name="P8">Whoa, whoa, I'm radioactive, radioactive</text:p>
      <text:p text:style-name="P11">[VERSE 2]</text:p>
      <text:p text:style-name="P8">Am <text:s text:c="10"/>C <text:s text:c="11"/>G</text:p>
      <text:p text:style-name="P8">I raise my flags, don my clothes</text:p>
      <text:p text:style-name="P8"><text:s text:c="10"/>D <text:s text:c="19"/>Am</text:p>
      <text:p text:style-name="P8">It's a revolution, I suppose</text:p>
      <text:p text:style-name="P8"><text:s text:c="14"/>C <text:s text:c="15"/>G <text:s text:c="2"/><text:span text:style-name="T5">D</text:span></text:p>
      <text:p text:style-name="P8">We're painted red to fit right in, <text:span text:style-name="T5">Whoa</text:span></text:p>
      <text:p text:style-name="P8"><text:soft-page-break/>Am <text:s text:c="9"/>C <text:s text:c="11"/>G <text:s text:c="2"/></text:p>
      <text:p text:style-name="P8">I'm breaking in, shaping up, </text:p>
      <text:p text:style-name="P8"><text:s text:c="14"/>D</text:p>
      <text:p text:style-name="P8">then checking out on the prison bus</text:p>
      <text:p text:style-name="P8">Am <text:s text:c="7"/>C <text:s text:c="13"/>G <text:s/><text:span text:style-name="T5">D</text:span> <text:s text:c="3"/></text:p>
      <text:p text:style-name="P8">This is it, the apocalypse, <text:span text:style-name="T5">Whoa</text:span></text:p>
      <text:p text:style-name="P12">[CHORUS]</text:p>
      <text:p text:style-name="P8">D <text:s text:c="13"/>Am <text:s text:c="7"/>C</text:p>
      <text:p text:style-name="P8">I'm waking up, I feel it in my bones</text:p>
      <text:p text:style-name="P8">G <text:s text:c="17"/>D</text:p>
      <text:p text:style-name="P8">Enough to make my systems blow</text:p>
      <text:p text:style-name="P8">Am <text:s text:c="20"/>C</text:p>
      <text:p text:style-name="P8">Welcome to the new age, to the new age</text:p>
      <text:p text:style-name="P8">G <text:s text:c="21"/>D</text:p>
      <text:p text:style-name="P8">Welcome to the new age, to the new age</text:p>
      <text:p text:style-name="P8">Am <text:s text:c="3"/>C <text:s text:c="8"/>G <text:s text:c="11"/>D</text:p>
      <text:p text:style-name="P8">Whoa, whoa, I'm radioactive, radioactive</text:p>
      <text:p text:style-name="P8">Am <text:s text:c="3"/>C <text:s text:c="8"/>G <text:s text:c="11"/>D</text:p>
      <text:p text:style-name="P8">Whoa, whoa, I'm radioactive, radioactive</text:p>
      <text:p text:style-name="P12">[BRIDGE]</text:p>
      <text:p text:style-name="P8">Am <text:s text:c="9"/>C <text:s text:c="2"/>G <text:s text:c="10"/>D</text:p>
      <text:p text:style-name="P8">All systems go, sun hasn't died</text:p>
      <text:p text:style-name="P8">Am <text:s text:c="9"/>C <text:s text:c="4"/>G <text:s text:c="12"/>D</text:p>
      <text:p text:style-name="P8">Deep in my bones, straight from inside</text:p>
      <text:p text:style-name="P13">[CHORUS]</text:p>
      <text:p text:style-name="P8">D <text:s text:c="13"/>Am <text:s text:c="7"/>C</text:p>
      <text:p text:style-name="P8">I'm waking up, I feel it in my bones</text:p>
      <text:p text:style-name="P8">G <text:s text:c="17"/>D</text:p>
      <text:p text:style-name="P8">Enough to make my systems blow</text:p>
      <text:p text:style-name="P8">Am <text:s text:c="20"/>C</text:p>
      <text:p text:style-name="P8">Welcome to the new age, to the new age</text:p>
      <text:p text:style-name="P8">G <text:s text:c="21"/>D</text:p>
      <text:p text:style-name="P8">Welcome to the new age, to the new age</text:p>
      <text:p text:style-name="P8">Am <text:s text:c="3"/>C <text:s text:c="8"/>G <text:s text:c="11"/>D</text:p>
      <text:p text:style-name="P8">Whoa, whoa, I'm radioactive, radioactive</text:p>
      <text:p text:style-name="P8">Am <text:s text:c="3"/>C <text:s text:c="8"/>G <text:s text:c="11"/>D</text:p>
      <text:p text:style-name="P8"><text:span text:style-name="T4">Whoa, whoa, I'm radioactive, radioactiv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5M37S</meta:editing-duration>
    <meta:editing-cycles>45</meta:editing-cycles>
    <meta:generator>LibreOffice/5.3.6.1$MacOSX_X86_64 LibreOffice_project/686f202eff87ef707079aeb7f485847613344eb7</meta:generator>
    <dc:title>Lyrics + Chords</dc:title>
    <dc:date>2017-10-17T10:48:47.963758000</dc:date>
    <meta:print-date>2017-04-03T12:23:29.985893000</meta:print-date>
    <meta:document-statistic meta:table-count="0" meta:image-count="0" meta:object-count="0" meta:page-count="2" meta:paragraph-count="72" meta:word-count="321" meta:character-count="2062" meta:non-whitespace-character-count="111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